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0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Bidder’s Winners</text:p>
          </table:table-cell>
          <table:table-cell office:value-type="string" calcext:value-type="string">
            <text:p>Partner has 0</text:p>
          </table:table-cell>
          <table:table-cell office:value-type="string" calcext:value-type="string">
            <text:p>Partner has 1</text:p>
          </table:table-cell>
          <table:table-cell office:value-type="string" calcext:value-type="string">
            <text:p>Partner has 2</text:p>
          </table:table-cell>
          <table:table-cell office:value-type="string" calcext:value-type="string">
            <text:p>Partner has 3</text:p>
          </table:table-cell>
          <table:table-cell office:value-type="string" calcext:value-type="string">
            <text:p>Partner has 4+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2348288" calcext:value-type="float">
            <text:p>0.0002348288</text:p>
          </table:table-cell>
          <table:table-cell office:value-type="float" office:value="0.0042269188" calcext:value-type="float">
            <text:p>0.0042269188</text:p>
          </table:table-cell>
          <table:table-cell office:value-type="float" office:value="0.029588432" calcext:value-type="float">
            <text:p>0.029588432</text:p>
          </table:table-cell>
          <table:table-cell office:value-type="float" office:value="0.10684711" calcext:value-type="float">
            <text:p>0.10684711</text:p>
          </table:table-cell>
          <table:table-cell table:formula="of:=1-SUM([.B2:.E2])" office:value-type="float" office:value="0.8591027104" calcext:value-type="float">
            <text:p>0.85910271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5166234" calcext:value-type="float">
            <text:p>0.0005166234</text:p>
          </table:table-cell>
          <table:table-cell office:value-type="float" office:value="0.0078902484" calcext:value-type="float">
            <text:p>0.0078902484</text:p>
          </table:table-cell>
          <table:table-cell office:value-type="float" office:value="0.04701273" calcext:value-type="float">
            <text:p>0.04701273</text:p>
          </table:table-cell>
          <table:table-cell office:value-type="float" office:value="0.14465455" calcext:value-type="float">
            <text:p>0.14465455</text:p>
          </table:table-cell>
          <table:table-cell table:formula="of:=1-SUM([.B3:.E3])" office:value-type="float" office:value="0.7999258482" calcext:value-type="float">
            <text:p>0.79992584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10802126" calcext:value-type="float">
            <text:p>0.0010802126</text:p>
          </table:table-cell>
          <table:table-cell office:value-type="float" office:value="0.014042764" calcext:value-type="float">
            <text:p>0.014042764</text:p>
          </table:table-cell>
          <table:table-cell office:value-type="float" office:value="0.07129403" calcext:value-type="float">
            <text:p>0.07129403</text:p>
          </table:table-cell>
          <table:table-cell office:value-type="float" office:value="0.18672246" calcext:value-type="float">
            <text:p>0.18672246</text:p>
          </table:table-cell>
          <table:table-cell table:formula="of:=1-SUM([.B4:.E4])" office:value-type="float" office:value="0.7268605334" calcext:value-type="float">
            <text:p>0.72686053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21604252" calcext:value-type="float">
            <text:p>0.0021604252</text:p>
          </table:table-cell>
          <table:table-cell office:value-type="float" office:value="0.023930863" calcext:value-type="float">
            <text:p>0.023930863</text:p>
          </table:table-cell>
          <table:table-cell office:value-type="float" office:value="0.10341552" calcext:value-type="float">
            <text:p>0.10341552</text:p>
          </table:table-cell>
          <table:table-cell office:value-type="float" office:value="0.22981226" calcext:value-type="float">
            <text:p>0.22981226</text:p>
          </table:table-cell>
          <table:table-cell table:formula="of:=1-SUM([.B5:.E5])" office:value-type="float" office:value="0.6406809318" calcext:value-type="float">
            <text:p>0.64068093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41546638" calcext:value-type="float">
            <text:p>0.0041546638</text:p>
          </table:table-cell>
          <table:table-cell office:value-type="float" office:value="0.038172544" calcext:value-type="float">
            <text:p>0.038172544</text:p>
          </table:table-cell>
          <table:table-cell office:value-type="float" office:value="0.14363266" calcext:value-type="float">
            <text:p>0.14363266</text:p>
          </table:table-cell>
          <table:table-cell office:value-type="float" office:value="0.26931124" calcext:value-type="float">
            <text:p>0.26931124</text:p>
          </table:table-cell>
          <table:table-cell table:formula="of:=1-SUM([.B6:.E6])" office:value-type="float" office:value="0.5447288922" calcext:value-type="float">
            <text:p>0.54472889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77158042" calcext:value-type="float">
            <text:p>0.0077158042</text:p>
          </table:table-cell>
          <table:table-cell office:value-type="float" office:value="0.061726433" calcext:value-type="float">
            <text:p>0.061726433</text:p>
          </table:table-cell>
          <table:table-cell office:value-type="float" office:value="0.19096615" calcext:value-type="float">
            <text:p>0.19096615</text:p>
          </table:table-cell>
          <table:table-cell office:value-type="float" office:value="0.29955475" calcext:value-type="float">
            <text:p>0.29955475</text:p>
          </table:table-cell>
          <table:table-cell table:formula="of:=1-SUM([.B7:.E7])" office:value-type="float" office:value="0.4400368628" calcext:value-type="float">
            <text:p>0.44003686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3888447" calcext:value-type="float">
            <text:p>0.013888447</text:p>
          </table:table-cell>
          <table:table-cell office:value-type="float" office:value="0.09374702" calcext:value-type="float">
            <text:p>0.09374702</text:p>
          </table:table-cell>
          <table:table-cell office:value-type="float" office:value="0.24263935" calcext:value-type="float">
            <text:p>0.24263935</text:p>
          </table:table-cell>
          <table:table-cell office:value-type="float" office:value="0.31453249" calcext:value-type="float">
            <text:p>0.31453249</text:p>
          </table:table-cell>
          <table:table-cell table:formula="of:=1-SUM([.B8:.E8])" office:value-type="float" office:value="0.335192693" calcext:value-type="float">
            <text:p>0.3351926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4304783" calcext:value-type="float">
            <text:p>0.024304783</text:p>
          </table:table-cell>
          <table:table-cell office:value-type="float" office:value="0.13725054" calcext:value-type="float">
            <text:p>0.13725054</text:p>
          </table:table-cell>
          <table:table-cell office:value-type="float" office:value="0.29356365" calcext:value-type="float">
            <text:p>0.29356365</text:p>
          </table:table-cell>
          <table:table-cell office:value-type="float" office:value="0.30901437" calcext:value-type="float">
            <text:p>0.30901437</text:p>
          </table:table-cell>
          <table:table-cell table:formula="of:=1-SUM([.B9:.E9])" office:value-type="float" office:value="0.235866657" calcext:value-type="float">
            <text:p>0.23586665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41461101" calcext:value-type="float">
            <text:p>0.041461101</text:p>
          </table:table-cell>
          <table:table-cell office:value-type="float" office:value="0.19348514" calcext:value-type="float">
            <text:p>0.19348514</text:p>
          </table:table-cell>
          <table:table-cell office:value-type="float" office:value="0.33605313" calcext:value-type="float">
            <text:p>0.33605313</text:p>
          </table:table-cell>
          <table:table-cell office:value-type="float" office:value="0.28004428" calcext:value-type="float">
            <text:p>0.28004428</text:p>
          </table:table-cell>
          <table:table-cell table:formula="of:=1-SUM([.B10:.E10])" office:value-type="float" office:value="0.148956349" calcext:value-type="float">
            <text:p>0.1489563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31">00/00/0000</text:date>, <text:time style:data-style-name="N2" text:time-value="20:52:07.2021069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9T21:56:43.341671618</meta:creation-date>
    <dc:date>2018-07-31T21:25:25.582182700</dc:date>
    <meta:editing-duration>PT17M6S</meta:editing-duration>
    <meta:editing-cycles>5</meta:editing-cycles>
    <meta:generator>LibreOffice/5.1.6.2$Linux_X86_64 LibreOffice_project/10m0$Build-2</meta:generator>
    <meta:document-statistic meta:table-count="1" meta:cell-count="60" meta:object-count="0"/>
  </office:meta>
</office:document-meta>
</file>